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>
      <style:paragraph-properties fo:padding="0.0193in" fo:border="0.0008in solid #d9d9e3"/>
      <style:text-properties fo:font-variant="normal" fo:text-transform="none" style:font-name="Inter" fo:font-size="9pt" fo:letter-spacing="normal" fo:font-style="normal" fo:font-weight="bold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>
      <style:paragraph-properties fo:margin-left="0in" fo:margin-right="0in" fo:margin-top="0in" fo:margin-bottom="0.0835in" fo:orphans="2" fo:widows="2" fo:text-indent="0in" style:auto-text-indent="false"/>
    </style:style>
    <style:style style:name="T1" style:family="text">
      <style:text-properties fo:font-variant="normal" fo:text-transform="none" style:font-name="Inter" fo:font-size="9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In this checkpoint, you are asked to prepare a presentation where you will compare NoSQL to SQL.</text:p>
      <text:p text:style-name="P13"><text:span text:style-name="T1">Choose MongoDB VS SQL  and make 5 slides to compare them.</text:span></text:p>
      <text:p text:style-name="P1"/>
      <text:p text:style-name="P1"/>
      <text:p text:style-name="P1">Slide 1: Introduction</text:p>
      <text:list xml:id="list2920004088512463775" text:style-name="L1">
        <text:list-item>
          <text:p text:style-name="P8">Title: MongoDB vs SQL: A Comparison</text:p>
        </text:list-item>
        <text:list-item>
          <text:p text:style-name="P8">Briefly introduce the topic and the purpose of the presentation.</text:p>
        </text:list-item>
        <text:list-item>
          <text:p text:style-name="P2">State that we will be comparing MongoDB, a popular NoSQL database, with SQL, a traditional relational database management system.</text:p>
        </text:list-item>
      </text:list>
      <text:p text:style-name="P1">Slide 2: MongoDB</text:p>
      <text:list xml:id="list4564273158184831273" text:style-name="L2">
        <text:list-item>
          <text:p text:style-name="P9">Title: MongoDB</text:p>
        </text:list-item>
        <text:list-item>
          <text:p text:style-name="P9">Introduce MongoDB as a document-oriented NoSQL database.</text:p>
        </text:list-item>
        <text:list-item>
          <text:p text:style-name="P9">Highlight key features and functionalities of MongoDB, such as:</text:p>
          <text:list>
            <text:list-item>
              <text:p text:style-name="P9">Flexible schema: Allows for dynamic and schema-less data structure.</text:p>
            </text:list-item>
            <text:list-item>
              <text:p text:style-name="P9">Scalability: Designed to scale horizontally, making it suitable for handling large amounts of data.</text:p>
            </text:list-item>
            <text:list-item>
              <text:p text:style-name="P9">Replication and High Availability: Supports replication and automatic failover for increased reliability.</text:p>
            </text:list-item>
            <text:list-item>
              <text:p text:style-name="P9">Rich querying capabilities: Supports a powerful query language (MongoDB Query Language) for complex data retrieval.</text:p>
            </text:list-item>
            <text:list-item>
              <text:p text:style-name="P3">JSON-like documents: Stores data in BSON (Binary JSON) format, providing a natural representation of data.</text:p>
            </text:list-item>
          </text:list>
        </text:list-item>
      </text:list>
      <text:p text:style-name="P1">Slide 3: SQL</text:p>
      <text:list xml:id="list6804760404010964894" text:style-name="L3">
        <text:list-item>
          <text:p text:style-name="P10">Title: SQL (Relational Databases)</text:p>
        </text:list-item>
        <text:list-item>
          <text:p text:style-name="P10">Introduce SQL as a traditional relational database management system.</text:p>
        </text:list-item>
        <text:list-item>
          <text:p text:style-name="P10">Highlight key features and functionalities of SQL, such as:</text:p>
          <text:list>
            <text:list-item>
              <text:p text:style-name="P10">Structured schema: Enforces a rigid schema with predefined tables, columns, and relationships.</text:p>
            </text:list-item>
            <text:list-item>
              <text:p text:style-name="P10">ACID compliance: Ensures data integrity and consistency through Atomicity, Consistency, Isolation, and Durability.</text:p>
            </text:list-item>
            <text:list-item>
              <text:p text:style-name="P10">Joins and relationships: Supports complex queries and relationships between tables using SQL queries.</text:p>
            </text:list-item>
            <text:list-item>
              <text:p text:style-name="P4">Mature ecosystem: Well-established and widely supported with a large number of tools, frameworks, and expertise available.</text:p>
            </text:list-item>
          </text:list>
        </text:list-item>
      </text:list>
      <text:p text:style-name="P1">Slide 4: Comparison: Data Model and Schema</text:p>
      <text:list xml:id="list6410565424901179996" text:style-name="L4">
        <text:list-item>
          <text:p text:style-name="P11">Title: Data Model and Schema</text:p>
        </text:list-item>
        <text:list-item>
          <text:p text:style-name="P11">Compare MongoDB and SQL in terms of data model and schema.</text:p>
        </text:list-item>
        <text:list-item>
          <text:p text:style-name="P11">MongoDB:</text:p>
          <text:list>
            <text:list-item>
              <text:p text:style-name="P11">Flexible schema: Allows for schema-less or dynamic schema.</text:p>
            </text:list-item>
            <text:list-item>
              <text:p text:style-name="P11">Documents: Data is stored in flexible, JSON-like documents.</text:p>
            </text:list-item>
          </text:list>
        </text:list-item>
        <text:list-item>
          <text:p text:style-name="P11">SQL:</text:p>
          <text:list>
            <text:list-item>
              <text:p text:style-name="P11">Structured schema: Requires predefined tables, columns, and relationships.</text:p>
            </text:list-item>
            <text:list-item>
              <text:p text:style-name="P5"><text:soft-page-break/>Tables: Data is organized in structured tables with fixed columns.</text:p>
            </text:list-item>
          </text:list>
        </text:list-item>
      </text:list>
      <text:p text:style-name="P1">Slide 5: Comparison: Scalability and Querying</text:p>
      <text:list xml:id="list4904161701958551253" text:style-name="L5">
        <text:list-item>
          <text:p text:style-name="P12">Title: Scalability and Querying</text:p>
        </text:list-item>
        <text:list-item>
          <text:p text:style-name="P12">Compare MongoDB and SQL in terms of scalability and querying capabilities.</text:p>
        </text:list-item>
        <text:list-item>
          <text:p text:style-name="P12">MongoDB:</text:p>
          <text:list>
            <text:list-item>
              <text:p text:style-name="P12">Horizontal scalability: Designed to scale horizontally across commodity hardware.</text:p>
            </text:list-item>
            <text:list-item>
              <text:p text:style-name="P12">Rich querying: Offers a powerful query language (MongoDB Query Language) with support for complex queries and indexing.</text:p>
            </text:list-item>
          </text:list>
        </text:list-item>
        <text:list-item>
          <text:p text:style-name="P12">SQL:</text:p>
          <text:list>
            <text:list-item>
              <text:p text:style-name="P12">Vertical scalability: Generally scales vertically by upgrading hardware.</text:p>
            </text:list-item>
            <text:list-item>
              <text:p text:style-name="P6">SQL queries: Uses Structured Query Language (SQL) for querying and manipulating dat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3</meta:editing-cycles>
    <meta:generator>OpenOffice/4.1.13$Win32 OpenOffice.org_project/4113m1$Build-9810</meta:generator>
    <dc:date>2023-05-24T11:01:33.27</dc:date>
    <meta:document-statistic meta:table-count="0" meta:image-count="0" meta:object-count="0" meta:page-count="2" meta:paragraph-count="41" meta:word-count="393" meta:character-count="2597"/>
    <dc:creator>Kais Namsi</dc:creator>
    <meta:user-defined meta:name="Info 1"/>
    <meta:user-defined meta:name="Info 2"/>
    <meta:user-defined meta:name="Info 3"/>
    <meta:user-defined meta:name="Info 4"/>
  </office:meta>
</office:document-meta>
</file>